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7. Logar no sistema</text:h>
      <text:p text:style-name="Standard"/>
      <text:h text:style-name="Heading_20_2" text:outline-level="2">Descrição:</text:h>
      <text:p text:style-name="Standard"><text:tab/>O viajante faz o login no sistema para ter acesso as funcionalidades.</text:p>
      <text:p text:style-name="Standard"><text:tab/></text:p>
      <text:h text:style-name="Heading_20_2" text:outline-level="2">Atores:</text:h>
      <text:p text:style-name="Standard"><text:tab/>Viajante.</text:p>
      <text:p text:style-name="Standard"><text:tab/></text:p>
      <text:h text:style-name="Heading_20_2" text:outline-level="2">Pré-Condições:</text:h>
      <text:p text:style-name="Standard"><text:tab/>Manter Usuário</text:p>
      <text:p text:style-name="Standard"><text:tab/></text:p>
      <text:h text:style-name="Heading_20_2" text:outline-level="2">Fluxo Principal[Logar]:</text:h>
      <text:p text:style-name="Standard"><text:tab/>1 - O viajante seleciona a opção de fazer login.</text:p>
      <text:p text:style-name="Standard"><text:tab/>2 - O sistema exibe a tela com formulário de login.</text:p>
      <text:p text:style-name="Standard"><text:tab/>3 - O viajante informa o nome de usuário ou email, a senha e clica em logar.</text:p>
      <text:p text:style-name="Standard"><text:tab/>4 - O sistema redireciona o viajante para a tela inicial do seu perfil.[E.1]</text:p>
      <text:p text:style-name="Standard"><text:tab/></text:p>
      <text:h text:style-name="Heading_20_2" text:outline-level="2">Fluxos Alternativos:</text:h>
      <text:p text:style-name="Standard"><text:tab/>A.1[Deslogar]:</text:p>
      <text:p text:style-name="Standard"><text:tab/><text:tab/>1 - O viajante seleciona a opção deslogar.</text:p>
      <text:p text:style-name="Standard"><text:tab/><text:tab/>2 - O sistema redireciona o viajante para a tela inicial do sistema.</text:p>
      <text:p text:style-name="Standard"><text:tab/><text:tab/></text:p>
      <text:h text:style-name="Heading_20_2" text:outline-level="2">Fluxos de Excessão: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dc:date>2009-08-11T11:00:15</dc:date>
    <meta:editing-duration>PT00H09M26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25" meta:word-count="136" meta:character-count="808"/>
  </office:meta>
</office:document-meta>
</file>